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52.63mm"/>
    </style:style>
    <style:style style:name="co6" style:family="table-column">
      <style:table-column-properties fo:break-before="auto" style:column-width="55.37mm"/>
    </style:style>
    <style:style style:name="co7" style:family="table-column">
      <style:table-column-properties fo:break-before="auto" style:column-width="51.44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36.6mm"/>
    </style:style>
    <style:style style:name="co11" style:family="table-column">
      <style:table-column-properties fo:break-before="auto" style:column-width="28.4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5pt" style:text-underline-style="solid" style:text-underline-width="auto" style:text-underline-color="font-color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03.67mm" svg:height="114.65mm" svg:x="28.67mm" svg:y="263.29mm">
            <draw:object draw:notify-on-update-of-ranges="Hoja1.E3:Hoja1.E6 Hoja1.D2:Hoja1.D3 Hoja1.F3:Hoja1.F6 Hoja1.F11:Hoja1.F14 Hoja1.F7:Hoja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3.67mm" svg:height="114.65mm" svg:x="248.24mm" svg:y="262.13mm">
            <draw:object draw:notify-on-update-of-ranges="Hoja1.E3:Hoja1.E6 Hoja1.D2:Hoja1.D3 Hoja1.F15:Hoja1.F18 Hoja1.F23:Hoja1.F26 Hoja1.F19:Hoja1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3.67mm" svg:height="114.65mm" svg:x="142.74mm" svg:y="398.83mm">
            <draw:object draw:notify-on-update-of-ranges="Hoja1.E3:Hoja1.E6 Hoja1.D2:Hoja1.D3 Hoja1.F27:Hoja1.F30 Hoja1.F35:Hoja1.F38 Hoja1.F31:Hoja1.F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3.67mm" svg:height="114.65mm" svg:x="490.29mm" svg:y="264.68mm">
            <draw:object draw:notify-on-update-of-ranges="Hoja1.E3:Hoja1.E6 Hoja1.D2:Hoja1.D3 Hoja1.G3:Hoja1.G6 Hoja1.G11:Hoja1.G14 Hoja1.G7:Hoja1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3.67mm" svg:height="114.65mm" svg:x="742.55mm" svg:y="266.13mm">
            <draw:object draw:notify-on-update-of-ranges="Hoja1.E3:Hoja1.E6 Hoja1.D2:Hoja1.D3 Hoja1.G15:Hoja1.G18 Hoja1.G23:Hoja1.G26 Hoja1.G19:Hoja1.G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3.67mm" svg:height="114.65mm" svg:x="622.8mm" svg:y="402.83mm">
            <draw:object draw:notify-on-update-of-ranges="Hoja1.E3:Hoja1.E6 Hoja1.D2:Hoja1.D3 Hoja1.G27:Hoja1.G30 Hoja1.G35:Hoja1.G38 Hoja1.G31:Hoja1.G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3.67mm" svg:height="114.65mm" svg:x="512.34mm" svg:y="7.84mm">
            <draw:object draw:notify-on-update-of-ranges="Hoja1.E3:Hoja1.E6 Hoja1.D2:Hoja1.D3 Hoja1.H3:Hoja1.H6 Hoja1.H11:Hoja1.H14 Hoja1.H7:Hoja1.H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203.67mm" svg:height="114.65mm" svg:x="733.11mm" svg:y="7.03mm">
            <draw:object draw:notify-on-update-of-ranges="Hoja1.E3:Hoja1.E6 Hoja1.D2:Hoja1.D3 Hoja1.H15:Hoja1.H18 Hoja1.H23:Hoja1.H26 Hoja1.H19:Hoja1.H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203.67mm" svg:height="114.65mm" svg:x="589.48mm" svg:y="133.12mm">
            <draw:object draw:notify-on-update-of-ranges="Hoja1.E3:Hoja1.E6 Hoja1.D2:Hoja1.D3 Hoja1.H27:Hoja1.H30 Hoja1.H35:Hoja1.H38 Hoja1.H31:Hoja1.H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203.67mm" svg:height="114.65mm" svg:x="978.7mm" svg:y="16.37mm">
            <draw:object draw:notify-on-update-of-ranges="Hoja1.E3:Hoja1.E6 Hoja1.D2:Hoja1.D3 Hoja1.I3:Hoja1.I6 Hoja1.I11:Hoja1.I14 Hoja1.I7:Hoja1.I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0" draw:style-name="gr1" draw:text-style-name="P1" svg:width="203.67mm" svg:height="114.65mm" svg:x="1246.28mm" svg:y="20.58mm">
            <draw:object draw:notify-on-update-of-ranges="Hoja1.E3:Hoja1.E6 Hoja1.D2:Hoja1.D3 Hoja1.I15:Hoja1.I18 Hoja1.I23:Hoja1.I26 Hoja1.I19:Hoja1.I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203.67mm" svg:height="114.65mm" svg:x="1109.75mm" svg:y="160.81mm">
            <draw:object draw:notify-on-update-of-ranges="Hoja1.E3:Hoja1.E6 Hoja1.D2:Hoja1.D3 Hoja1.I27:Hoja1.I30 Hoja1.I35:Hoja1.I38 Hoja1.I31:Hoja1.I3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1mm" svg:height="90.22mm" svg:x="885.68mm" svg:y="148.64mm">
            <draw:object draw:notify-on-update-of-ranges="Hoja1.M3:Hoja1.M14 Hoja1.N3:Hoja1.N14 Hoja1.N15:Hoja1.N26 Hoja1.N27:Hoja1.N3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7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grama en paralelo</text:p>
          </table:table-cell>
          <table:covered-table-cell table:number-columns-repeated="2"/>
          <table:covered-table-cell table:number-columns-repeated="4" table:style-name="ce2"/>
          <table:table-cell table:style-name="ce4" office:value-type="string" calcext:value-type="string" table:number-columns-spanned="2" table:number-rows-spanned="1">
            <text:p>Resultados</text:p>
          </table:table-cell>
          <table:covered-table-cell table:style-name="Default"/>
          <table:table-cell table:style-name="ce5" office:value-type="string" calcext:value-type="string" table:number-columns-spanned="5" table:number-rows-spanned="1">
            <text:p>Programa secuencial</text:p>
          </table:table-cell>
          <table:covered-table-cell table:number-columns-repeated="4" table:style-name="ce6"/>
          <table:table-cell table:style-name="Default" table:number-columns-repeated="2"/>
          <table:table-cell table:style-name="ce7"/>
        </table:table-row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Hilos</text:p>
          </table:table-cell>
          <table:table-cell table:style-name="ce2" office:value-type="string" calcext:value-type="string">
            <text:p>Tiempo POSIX (s)</text:p>
          </table:table-cell>
          <table:table-cell table:style-name="ce2" office:value-type="string" calcext:value-type="string">
            <text:p>Tiempo Open MP(s)</text:p>
          </table:table-cell>
          <table:table-cell table:style-name="ce2" office:value-type="string" calcext:value-type="string">
            <text:p>SpeedUp POSIX</text:p>
          </table:table-cell>
          <table:table-cell table:style-name="ce2" office:value-type="string" calcext:value-type="string">
            <text:p>SpeedUP Open MP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empo (s)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720p</text:p>
          </table:table-cell>
          <table:table-cell table:style-name="ce1" office:value-type="float" office:value="720" calcext:value-type="float" table:number-columns-spanned="1" table:number-rows-spanned="12">
            <text:p>720</text:p>
          </table:table-cell>
          <table:table-cell table:style-name="ce1" office:value-type="float" office:value="1280" calcext:value-type="float" table:number-columns-spanned="1" table:number-rows-spanned="12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33984" calcext:value-type="float">
            <text:p>0,233984</text:p>
          </table:table-cell>
          <table:table-cell office:value-type="float" office:value="0.215972" calcext:value-type="float">
            <text:p>0,215972</text:p>
          </table:table-cell>
          <table:table-cell table:formula="of:=[.$N$3]/[.F3]" office:value-type="float" office:value="1.16140847237418" calcext:value-type="float">
            <text:p>1,16140847237418</text:p>
          </table:table-cell>
          <table:table-cell table:formula="of:=[.$N$3]/[.G3]" office:value-type="float" office:value="1.25826959050247" calcext:value-type="float">
            <text:p>1,25826959050247</text:p>
          </table:table-cell>
          <table:table-cell table:style-name="ce1" office:value-type="string" calcext:value-type="string" table:number-columns-spanned="1" table:number-rows-spanned="12">
            <text:p>720p</text:p>
          </table:table-cell>
          <table:table-cell table:style-name="ce1" office:value-type="float" office:value="720" calcext:value-type="float" table:number-columns-spanned="1" table:number-rows-spanned="12">
            <text:p>720</text:p>
          </table:table-cell>
          <table:table-cell table:style-name="ce1" office:value-type="float" office:value="1280" calcext:value-type="float" table:number-columns-spanned="1" table:number-rows-spanned="12">
            <text:p>1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71751" calcext:value-type="float">
            <text:p>0,271751</text:p>
          </table:table-cell>
          <table:table-cell table:style-name="Default" table:number-columns-repeated="2"/>
          <table:table-cell table:style-name="ce7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53246" calcext:value-type="float">
            <text:p>0,253246</text:p>
          </table:table-cell>
          <table:table-cell office:value-type="float" office:value="0.176735" calcext:value-type="float">
            <text:p>0,176735</text:p>
          </table:table-cell>
          <table:table-cell table:formula="of:=[.$N$3]/[.F4]" office:value-type="float" office:value="1.07307124298113" calcext:value-type="float">
            <text:p>1,07307124298113</text:p>
          </table:table-cell>
          <table:table-cell table:formula="of:=[.$N$3]/[.G4]" office:value-type="float" office:value="1.53761846832829" calcext:value-type="float">
            <text:p>1,53761846832829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0.440349" calcext:value-type="float">
            <text:p>0,440349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64285" calcext:value-type="float">
            <text:p>0,264285</text:p>
          </table:table-cell>
          <table:table-cell office:value-type="float" office:value="0.162021" calcext:value-type="float">
            <text:p>0,162021</text:p>
          </table:table-cell>
          <table:table-cell table:formula="of:=[.$N$3]/[.F5]" office:value-type="float" office:value="1.02824980608056" calcext:value-type="float">
            <text:p>1,02824980608056</text:p>
          </table:table-cell>
          <table:table-cell table:formula="of:=[.$N$3]/[.G5]" office:value-type="float" office:value="1.67725788632338" calcext:value-type="float">
            <text:p>1,67725788632338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0.714545" calcext:value-type="float">
            <text:p>0,71454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251127" calcext:value-type="float">
            <text:p>0,251127</text:p>
          </table:table-cell>
          <table:table-cell office:value-type="float" office:value="0.157308" calcext:value-type="float">
            <text:p>0,157308</text:p>
          </table:table-cell>
          <table:table-cell table:formula="of:=[.$N$3]/[.F6]" office:value-type="float" office:value="1.0821257769973" calcext:value-type="float">
            <text:p>1,0821257769973</text:p>
          </table:table-cell>
          <table:table-cell table:formula="of:=[.$N$3]/[.G6]" office:value-type="float" office:value="1.72750909044677" calcext:value-type="float">
            <text:p>1,72750909044677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1.022101" calcext:value-type="float">
            <text:p>1,022101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96887" calcext:value-type="float">
            <text:p>1,296887</text:p>
          </table:table-cell>
          <table:table-cell table:style-name="ce2" office:value-type="float" office:value="1.464598" calcext:value-type="float">
            <text:p>1,464598</text:p>
          </table:table-cell>
          <table:table-cell table:style-name="ce2" table:formula="of:=[.$N$7]/[.F7]" office:value-type="float" office:value="1.35629010083377" calcext:value-type="float">
            <text:p>1,35629010083377</text:p>
          </table:table-cell>
          <table:table-cell table:style-name="ce2" table:formula="of:=[.$N$7]/[.G7]" office:value-type="float" office:value="1.20098142971655" calcext:value-type="float">
            <text:p>1,20098142971655</text:p>
          </table:table-cell>
          <table:covered-table-cell table:number-columns-repeated="3" table:style-name="ce1"/>
          <table:table-cell office:value-type="float" office:value="8" calcext:value-type="float">
            <text:p>8</text:p>
          </table:table-cell>
          <table:table-cell office:value-type="float" office:value="1.758955" calcext:value-type="float">
            <text:p>1,75895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94566" calcext:value-type="float">
            <text:p>0,994566</text:p>
          </table:table-cell>
          <table:table-cell table:style-name="ce2" office:value-type="float" office:value="1.54152" calcext:value-type="float">
            <text:p>1,54152</text:p>
          </table:table-cell>
          <table:table-cell table:style-name="ce2" table:formula="of:=[.$N$7]/[.F8]" office:value-type="float" office:value="1.76856538429828" calcext:value-type="float">
            <text:p>1,76856538429828</text:p>
          </table:table-cell>
          <table:table-cell table:style-name="ce2" table:formula="of:=[.$N$7]/[.G8]" office:value-type="float" office:value="1.14105233795215" calcext:value-type="float">
            <text:p>1,14105233795215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2.066158" calcext:value-type="float">
            <text:p>2,06615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.505714" calcext:value-type="float">
            <text:p>1,505714</text:p>
          </table:table-cell>
          <table:table-cell table:style-name="ce2" office:value-type="float" office:value="1.664343" calcext:value-type="float">
            <text:p>1,664343</text:p>
          </table:table-cell>
          <table:table-cell table:style-name="ce2" table:formula="of:=[.$N$7]/[.F9]" office:value-type="float" office:value="1.16818665430487" calcext:value-type="float">
            <text:p>1,16818665430487</text:p>
          </table:table-cell>
          <table:table-cell table:style-name="ce2" table:formula="of:=[.$N$7]/[.G9]" office:value-type="float" office:value="1.05684645532802" calcext:value-type="float">
            <text:p>1,05684645532802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2.505742" calcext:value-type="float">
            <text:p>2,50574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445787" calcext:value-type="float">
            <text:p>1,445787</text:p>
          </table:table-cell>
          <table:table-cell table:style-name="ce2" office:value-type="float" office:value="0.909423" calcext:value-type="float">
            <text:p>0,909423</text:p>
          </table:table-cell>
          <table:table-cell table:style-name="ce2" table:formula="of:=[.$N$7]/[.F10]" office:value-type="float" office:value="1.21660728724217" calcext:value-type="float">
            <text:p>1,21660728724217</text:p>
          </table:table-cell>
          <table:table-cell table:style-name="ce2" table:formula="of:=[.$N$7]/[.G10]" office:value-type="float" office:value="1.93414395721243" calcext:value-type="float">
            <text:p>1,93414395721243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3.22168" calcext:value-type="float">
            <text:p>3,22168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558535" calcext:value-type="float">
            <text:p>4,558535</text:p>
          </table:table-cell>
          <table:table-cell office:value-type="float" office:value="3.881582" calcext:value-type="float">
            <text:p>3,881582</text:p>
          </table:table-cell>
          <table:table-cell table:formula="of:=[.$N$14]/[.F11]" office:value-type="float" office:value="1.30737616361397" calcext:value-type="float">
            <text:p>1,30737616361397</text:p>
          </table:table-cell>
          <table:table-cell table:formula="of:=[.$N$14]/[.G11]" office:value-type="float" office:value="1.53538428403677" calcext:value-type="float">
            <text:p>1,53538428403677</text:p>
          </table:table-cell>
          <table:covered-table-cell table:number-columns-repeated="3" table:style-name="ce1"/>
          <table:table-cell office:value-type="float" office:value="12" calcext:value-type="float">
            <text:p>12</text:p>
          </table:table-cell>
          <table:table-cell office:value-type="float" office:value="5.622773" calcext:value-type="float">
            <text:p>5,622773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586399" calcext:value-type="float">
            <text:p>4,586399</text:p>
          </table:table-cell>
          <table:table-cell office:value-type="float" office:value="4.545604" calcext:value-type="float">
            <text:p>4,545604</text:p>
          </table:table-cell>
          <table:table-cell table:formula="of:=[.$N$14]/[.F12]" office:value-type="float" office:value="1.29943338989913" calcext:value-type="float">
            <text:p>1,29943338989913</text:p>
          </table:table-cell>
          <table:table-cell table:formula="of:=[.$N$14]/[.G12]" office:value-type="float" office:value="1.31109529118683" calcext:value-type="float">
            <text:p>1,31109529118683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4.283108" calcext:value-type="float">
            <text:p>4,28310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710147" calcext:value-type="float">
            <text:p>3,710147</text:p>
          </table:table-cell>
          <table:table-cell office:value-type="float" office:value="3.47923" calcext:value-type="float">
            <text:p>3,47923</text:p>
          </table:table-cell>
          <table:table-cell table:formula="of:=[.$N$14]/[.F13]" office:value-type="float" office:value="1.60632988396417" calcext:value-type="float">
            <text:p>1,60632988396417</text:p>
          </table:table-cell>
          <table:table-cell table:formula="of:=[.$N$14]/[.G13]" office:value-type="float" office:value="1.71294223147076" calcext:value-type="float">
            <text:p>1,71294223147076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4.97334" calcext:value-type="float">
            <text:p>4,9733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.590651" calcext:value-type="float">
            <text:p>4,590651</text:p>
          </table:table-cell>
          <table:table-cell office:value-type="float" office:value="4.351081" calcext:value-type="float">
            <text:p>4,351081</text:p>
          </table:table-cell>
          <table:table-cell table:formula="of:=[.$N$14]/[.F14]" office:value-type="float" office:value="1.29822981533556" calcext:value-type="float">
            <text:p>1,29822981533556</text:p>
          </table:table-cell>
          <table:table-cell table:formula="of:=[.$N$14]/[.G14]" office:value-type="float" office:value="1.36971019385757" calcext:value-type="float">
            <text:p>1,36971019385757</text:p>
          </table:table-cell>
          <table:covered-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.95972" calcext:value-type="float">
            <text:p>5,959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2">
            <text:p>1080p.jpg</text:p>
          </table:table-cell>
          <table:table-cell table:style-name="ce1" office:value-type="float" office:value="1080" calcext:value-type="float" table:number-columns-spanned="1" table:number-rows-spanned="12">
            <text:p>1080</text:p>
          </table:table-cell>
          <table:table-cell table:style-name="ce1" office:value-type="float" office:value="1920" calcext:value-type="float" table:number-columns-spanned="1" table:number-rows-spanned="12">
            <text:p>19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71625" calcext:value-type="float">
            <text:p>0,671625</text:p>
          </table:table-cell>
          <table:table-cell table:style-name="ce2" office:value-type="float" office:value="0.531042" calcext:value-type="float">
            <text:p>0,531042</text:p>
          </table:table-cell>
          <table:table-cell table:style-name="ce2" table:formula="of:=[.$N$15]/[.F15]" office:value-type="float" office:value="1.76964377442769" calcext:value-type="float">
            <text:p>1,76964377442769</text:p>
          </table:table-cell>
          <table:table-cell table:style-name="ce2" table:formula="of:=[.$N$15]/[.G15]" office:value-type="float" office:value="2.23812240839708" calcext:value-type="float">
            <text:p>2,23812240839708</text:p>
          </table:table-cell>
          <table:table-cell table:style-name="ce1" office:value-type="string" calcext:value-type="string" table:number-columns-spanned="1" table:number-rows-spanned="12">
            <text:p>1080p.jpg</text:p>
          </table:table-cell>
          <table:table-cell table:style-name="ce1" office:value-type="float" office:value="1080" calcext:value-type="float" table:number-columns-spanned="1" table:number-rows-spanned="12">
            <text:p>1080</text:p>
          </table:table-cell>
          <table:table-cell table:style-name="ce1" office:value-type="float" office:value="1920" calcext:value-type="float" table:number-columns-spanned="1" table:number-rows-spanned="12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1.188537" calcext:value-type="float">
            <text:p>1,188537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9393" calcext:value-type="float">
            <text:p>0,819393</text:p>
          </table:table-cell>
          <table:table-cell table:style-name="ce2" office:value-type="float" office:value="0.427667" calcext:value-type="float">
            <text:p>0,427667</text:p>
          </table:table-cell>
          <table:table-cell table:style-name="ce2" table:formula="of:=[.$N$15]/[.F16]" office:value-type="float" office:value="1.45050909636768" calcext:value-type="float">
            <text:p>1,45050909636768</text:p>
          </table:table-cell>
          <table:table-cell table:style-name="ce2" table:formula="of:=[.$N$15]/[.G16]" office:value-type="float" office:value="2.77911786506791" calcext:value-type="float">
            <text:p>2,77911786506791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1.874744" calcext:value-type="float">
            <text:p>1,87474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803617" calcext:value-type="float">
            <text:p>0,803617</text:p>
          </table:table-cell>
          <table:table-cell table:style-name="ce2" office:value-type="float" office:value="0.409987" calcext:value-type="float">
            <text:p>0,409987</text:p>
          </table:table-cell>
          <table:table-cell table:style-name="ce2" table:formula="of:=[.$N$15]/[.F17]" office:value-type="float" office:value="1.47898439181849" calcext:value-type="float">
            <text:p>1,47898439181849</text:p>
          </table:table-cell>
          <table:table-cell table:style-name="ce2" table:formula="of:=[.$N$15]/[.G17]" office:value-type="float" office:value="2.89896265003524" calcext:value-type="float">
            <text:p>2,8989626500352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.847927" calcext:value-type="float">
            <text:p>1,847927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671909" calcext:value-type="float">
            <text:p>0,671909</text:p>
          </table:table-cell>
          <table:table-cell table:style-name="ce2" office:value-type="float" office:value="0.436654" calcext:value-type="float">
            <text:p>0,436654</text:p>
          </table:table-cell>
          <table:table-cell table:style-name="ce2" table:formula="of:=[.$N$15]/[.F18]" office:value-type="float" office:value="1.76889578797129" calcext:value-type="float">
            <text:p>1,76889578797129</text:p>
          </table:table-cell>
          <table:table-cell table:style-name="ce2" table:formula="of:=[.$N$15]/[.G18]" office:value-type="float" office:value="2.7219194144563" calcext:value-type="float">
            <text:p>2,7219194144563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2.181689" calcext:value-type="float">
            <text:p>2,181689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975267" calcext:value-type="float">
            <text:p>3,975267</text:p>
          </table:table-cell>
          <table:table-cell office:value-type="float" office:value="3.590009" calcext:value-type="float">
            <text:p>3,590009</text:p>
          </table:table-cell>
          <table:table-cell table:formula="of:=[.$N$19]/[.F19]" office:value-type="float" office:value="0.985496571676821" calcext:value-type="float">
            <text:p>0,985496571676821</text:p>
          </table:table-cell>
          <table:table-cell table:formula="of:=[.$N$19]/[.G19]" office:value-type="float" office:value="1.09125408877805" calcext:value-type="float">
            <text:p>1,09125408877805</text:p>
          </table:table-cell>
          <table:covered-table-cell table:number-columns-repeated="3" table:style-name="ce1"/>
          <table:table-cell table:style-name="ce3" office:value-type="float" office:value="8" calcext:value-type="float">
            <text:p>8</text:p>
          </table:table-cell>
          <table:table-cell table:style-name="ce3" office:value-type="float" office:value="3.917612" calcext:value-type="float">
            <text:p>3,91761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802321" calcext:value-type="float">
            <text:p>3,802321</text:p>
          </table:table-cell>
          <table:table-cell office:value-type="float" office:value="2.672198" calcext:value-type="float">
            <text:p>2,672198</text:p>
          </table:table-cell>
          <table:table-cell table:formula="of:=[.$N$19]/[.F20]" office:value-type="float" office:value="1.03032121696196" calcext:value-type="float">
            <text:p>1,03032121696196</text:p>
          </table:table-cell>
          <table:table-cell table:formula="of:=[.$N$19]/[.G20]" office:value-type="float" office:value="1.46606351774831" calcext:value-type="float">
            <text:p>1,46606351774831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6.60832" calcext:value-type="float">
            <text:p>6,6083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3.210712" calcext:value-type="float">
            <text:p>3,210712</text:p>
          </table:table-cell>
          <table:table-cell office:value-type="float" office:value="1.944278" calcext:value-type="float">
            <text:p>1,944278</text:p>
          </table:table-cell>
          <table:table-cell table:formula="of:=[.$N$19]/[.F21]" office:value-type="float" office:value="1.22016923349089" calcext:value-type="float">
            <text:p>1,22016923349089</text:p>
          </table:table-cell>
          <table:table-cell table:formula="of:=[.$N$19]/[.G21]" office:value-type="float" office:value="2.01494436495193" calcext:value-type="float">
            <text:p>2,01494436495193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6.154344" calcext:value-type="float">
            <text:p>6,15434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13139" calcext:value-type="float">
            <text:p>2,13139</text:p>
          </table:table-cell>
          <table:table-cell office:value-type="float" office:value="2.103574" calcext:value-type="float">
            <text:p>2,103574</text:p>
          </table:table-cell>
          <table:table-cell table:formula="of:=[.$N$19]/[.F22]" office:value-type="float" office:value="1.83805497820671" calcext:value-type="float">
            <text:p>1,83805497820671</text:p>
          </table:table-cell>
          <table:table-cell table:formula="of:=[.$N$19]/[.G22]" office:value-type="float" office:value="1.86235996451753" calcext:value-type="float">
            <text:p>1,86235996451753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8.83094" calcext:value-type="float">
            <text:p>8,83094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.965349" calcext:value-type="float">
            <text:p>13,965349</text:p>
          </table:table-cell>
          <table:table-cell table:style-name="ce2" office:value-type="float" office:value="13.386015" calcext:value-type="float">
            <text:p>13,386015</text:p>
          </table:table-cell>
          <table:table-cell table:style-name="ce2" table:formula="of:=[.$N$26]/[.F23]" office:value-type="float" office:value="1.00320650776432" calcext:value-type="float">
            <text:p>1,00320650776432</text:p>
          </table:table-cell>
          <table:table-cell table:style-name="ce2" table:formula="of:=[.$N$26]/[.G23]" office:value-type="float" office:value="1.04662433143845" calcext:value-type="float">
            <text:p>1,04662433143845</text:p>
          </table:table-cell>
          <table:covered-table-cell table:number-columns-repeated="3" table:style-name="ce1"/>
          <table:table-cell office:value-type="float" office:value="12" calcext:value-type="float">
            <text:p>12</text:p>
          </table:table-cell>
          <table:table-cell office:value-type="float" office:value="10.392794" calcext:value-type="float">
            <text:p>10,39279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.389731" calcext:value-type="float">
            <text:p>12,389731</text:p>
          </table:table-cell>
          <table:table-cell table:style-name="ce2" office:value-type="float" office:value="10.343565" calcext:value-type="float">
            <text:p>10,343565</text:p>
          </table:table-cell>
          <table:table-cell table:style-name="ce2" table:formula="of:=[.$N$26]/[.F24]" office:value-type="float" office:value="1.13078556749941" calcext:value-type="float">
            <text:p>1,13078556749941</text:p>
          </table:table-cell>
          <table:table-cell table:style-name="ce2" table:formula="of:=[.$N$26]/[.G24]" office:value-type="float" office:value="1.35447778401354" calcext:value-type="float">
            <text:p>1,35447778401354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12.457852" calcext:value-type="float">
            <text:p>12,45785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.207775" calcext:value-type="float">
            <text:p>10,207775</text:p>
          </table:table-cell>
          <table:table-cell table:style-name="ce2" office:value-type="float" office:value="6.987978" calcext:value-type="float">
            <text:p>6,987978</text:p>
          </table:table-cell>
          <table:table-cell table:style-name="ce2" table:formula="of:=[.$N$26]/[.F25]" office:value-type="float" office:value="1.3724958671209" calcext:value-type="float">
            <text:p>1,3724958671209</text:p>
          </table:table-cell>
          <table:table-cell table:style-name="ce2" table:formula="of:=[.$N$26]/[.G25]" office:value-type="float" office:value="2.0048902558079" calcext:value-type="float">
            <text:p>2,0048902558079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13.371515" calcext:value-type="float">
            <text:p>13,37151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.243751" calcext:value-type="float">
            <text:p>6,243751</text:p>
          </table:table-cell>
          <table:table-cell table:style-name="ce2" office:value-type="float" office:value="7.403919" calcext:value-type="float">
            <text:p>7,403919</text:p>
          </table:table-cell>
          <table:table-cell table:style-name="ce2" table:formula="of:=[.$N$26]/[.F26]" office:value-type="float" office:value="2.24386414512686" calcext:value-type="float">
            <text:p>2,24386414512686</text:p>
          </table:table-cell>
          <table:table-cell table:style-name="ce2" table:formula="of:=[.$N$26]/[.G26]" office:value-type="float" office:value="1.89225854577826" calcext:value-type="float">
            <text:p>1,89225854577826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4.010129" calcext:value-type="float">
            <text:p>14,010129</text:p>
          </table:table-cell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4K.jpeg</text:p>
          </table:table-cell>
          <table:table-cell table:style-name="ce1" office:value-type="float" office:value="2160" calcext:value-type="float" table:number-columns-spanned="1" table:number-rows-spanned="12">
            <text:p>2160</text:p>
          </table:table-cell>
          <table:table-cell table:style-name="ce1" office:value-type="float" office:value="3840" calcext:value-type="float" table:number-columns-spanned="1" table:number-rows-spanned="12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74425" calcext:value-type="float">
            <text:p>3,874425</text:p>
          </table:table-cell>
          <table:table-cell office:value-type="float" office:value="5.017429" calcext:value-type="float">
            <text:p>5,017429</text:p>
          </table:table-cell>
          <table:table-cell table:formula="of:=[.$N$27]/[.F27]" office:value-type="float" office:value="0.772666911864341" calcext:value-type="float">
            <text:p>0,772666911864341</text:p>
          </table:table-cell>
          <table:table-cell table:formula="of:=[.$N$27]/[.G27]" office:value-type="float" office:value="0.596648203691572" calcext:value-type="float">
            <text:p>0,596648203691572</text:p>
          </table:table-cell>
          <table:table-cell table:style-name="ce1" office:value-type="string" calcext:value-type="string" table:number-columns-spanned="1" table:number-rows-spanned="12">
            <text:p>4K.jpeg</text:p>
          </table:table-cell>
          <table:table-cell table:style-name="ce1" office:value-type="float" office:value="2160" calcext:value-type="float" table:number-columns-spanned="1" table:number-rows-spanned="12">
            <text:p>2160</text:p>
          </table:table-cell>
          <table:table-cell table:style-name="ce1" office:value-type="float" office:value="3840" calcext:value-type="float" table:number-columns-spanned="1" table:number-rows-spanned="12">
            <text:p>38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99364" calcext:value-type="float">
            <text:p>2,9936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787691" calcext:value-type="float">
            <text:p>3,787691</text:p>
          </table:table-cell>
          <table:table-cell office:value-type="float" office:value="3.908987" calcext:value-type="float">
            <text:p>3,908987</text:p>
          </table:table-cell>
          <table:table-cell table:formula="of:=[.$N$27]/[.F28]" office:value-type="float" office:value="0.790360142894444" calcext:value-type="float">
            <text:p>0,790360142894444</text:p>
          </table:table-cell>
          <table:table-cell table:formula="of:=[.$N$27]/[.G28]" office:value-type="float" office:value="0.765835240690235" calcext:value-type="float">
            <text:p>0,765835240690235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4.360372" calcext:value-type="float">
            <text:p>4,36037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932608" calcext:value-type="float">
            <text:p>2,932608</text:p>
          </table:table-cell>
          <table:table-cell office:value-type="float" office:value="1.579355" calcext:value-type="float">
            <text:p>1,579355</text:p>
          </table:table-cell>
          <table:table-cell table:formula="of:=[.$N$27]/[.F29]" office:value-type="float" office:value="1.02081150975514" calcext:value-type="float">
            <text:p>1,02081150975514</text:p>
          </table:table-cell>
          <table:table-cell table:formula="of:=[.$N$27]/[.G29]" office:value-type="float" office:value="1.89548264956264" calcext:value-type="float">
            <text:p>1,8954826495626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6.863818" calcext:value-type="float">
            <text:p>6,86381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13194" calcext:value-type="float">
            <text:p>3,13194</text:p>
          </table:table-cell>
          <table:table-cell office:value-type="float" office:value="1.583936" calcext:value-type="float">
            <text:p>1,583936</text:p>
          </table:table-cell>
          <table:table-cell table:formula="of:=[.$N$27]/[.F30]" office:value-type="float" office:value="0.95584206593996" calcext:value-type="float">
            <text:p>0,95584206593996</text:p>
          </table:table-cell>
          <table:table-cell table:formula="of:=[.$N$27]/[.G30]" office:value-type="float" office:value="1.89000060608509" calcext:value-type="float">
            <text:p>1,89000060608509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9.856146" calcext:value-type="float">
            <text:p>9,856146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.795101" calcext:value-type="float">
            <text:p>20,795101</text:p>
          </table:table-cell>
          <table:table-cell table:style-name="ce2" office:value-type="float" office:value="18.12929" calcext:value-type="float">
            <text:p>18,12929</text:p>
          </table:table-cell>
          <table:table-cell table:style-name="ce2" table:formula="of:=[.$N$31]/[.F31]" office:value-type="float" office:value="0.817395404811932" calcext:value-type="float">
            <text:p>0,817395404811932</text:p>
          </table:table-cell>
          <table:table-cell table:style-name="ce2" table:formula="of:=[.$N$31]/[.G31]" office:value-type="float" office:value="0.93758884104121" calcext:value-type="float">
            <text:p>0,93758884104121</text:p>
          </table:table-cell>
          <table:covered-table-cell table:number-columns-repeated="3" table:style-name="ce1"/>
          <table:table-cell office:value-type="float" office:value="8" calcext:value-type="float">
            <text:p>8</text:p>
          </table:table-cell>
          <table:table-cell office:value-type="float" office:value="16.99782" calcext:value-type="float">
            <text:p>16,9978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.572681" calcext:value-type="float">
            <text:p>19,572681</text:p>
          </table:table-cell>
          <table:table-cell table:style-name="ce2" office:value-type="float" office:value="9.65399" calcext:value-type="float">
            <text:p>9,65399</text:p>
          </table:table-cell>
          <table:table-cell table:style-name="ce2" table:formula="of:=[.$N$31]/[.F32]" office:value-type="float" office:value="0.868446177608474" calcext:value-type="float">
            <text:p>0,868446177608474</text:p>
          </table:table-cell>
          <table:table-cell table:style-name="ce2" table:formula="of:=[.$N$31]/[.G32]" office:value-type="float" office:value="1.76070412337282" calcext:value-type="float">
            <text:p>1,7607041233728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21.305778" calcext:value-type="float">
            <text:p>21,30577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.523422" calcext:value-type="float">
            <text:p>9,523422</text:p>
          </table:table-cell>
          <table:table-cell table:style-name="ce2" office:value-type="float" office:value="9.664138" calcext:value-type="float">
            <text:p>9,664138</text:p>
          </table:table-cell>
          <table:table-cell table:style-name="ce2" table:formula="of:=[.$N$31]/[.F33]" office:value-type="float" office:value="1.78484372529118" calcext:value-type="float">
            <text:p>1,78484372529118</text:p>
          </table:table-cell>
          <table:table-cell table:style-name="ce2" table:formula="of:=[.$N$31]/[.G33]" office:value-type="float" office:value="1.75885526469096" calcext:value-type="float">
            <text:p>1,75885526469096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25.615041" calcext:value-type="float">
            <text:p>25,615041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.786504" calcext:value-type="float">
            <text:p>8,786504</text:p>
          </table:table-cell>
          <table:table-cell table:style-name="ce2" office:value-type="float" office:value="8.449747" calcext:value-type="float">
            <text:p>8,449747</text:p>
          </table:table-cell>
          <table:table-cell table:style-name="ce2" table:formula="of:=[.$N$31]/[.F34]" office:value-type="float" office:value="1.93453733134362" calcext:value-type="float">
            <text:p>1,93453733134362</text:p>
          </table:table-cell>
          <table:table-cell table:style-name="ce2" table:formula="of:=[.$N$31]/[.G34]" office:value-type="float" office:value="2.01163656142604" calcext:value-type="float">
            <text:p>2,01163656142604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31.095665" calcext:value-type="float">
            <text:p>31,095665</text:p>
          </table:table-cell>
          <table:table-cell table:number-columns-repeated="3"/>
        </table:table-row>
        <table:table-row table:style-name="ro1">
          <table:covered-table-cell table:number-columns-repeated="3" table:style-name="ce1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7.218929" calcext:value-type="float">
            <text:p>57,218929</text:p>
          </table:table-cell>
          <table:table-cell office:value-type="float" office:value="58.25909" calcext:value-type="float">
            <text:p>58,25909</text:p>
          </table:table-cell>
          <table:table-cell table:formula="of:=[.$N$38]/[.F35]" office:value-type="float" office:value="1.0201122604025" calcext:value-type="float">
            <text:p>1,0201122604025</text:p>
          </table:table-cell>
          <table:table-cell table:formula="of:=[.$N$38]/[.G35]" office:value-type="float" office:value="1.00189911994849" calcext:value-type="float">
            <text:p>1,00189911994849</text:p>
          </table:table-cell>
          <table:covered-table-cell table:number-columns-repeated="3" table:style-name="ce1"/>
          <table:table-cell office:value-type="float" office:value="12" calcext:value-type="float">
            <text:p>12</text:p>
          </table:table-cell>
          <table:table-cell office:value-type="float" office:value="37.012589" calcext:value-type="float">
            <text:p>37,012589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4.910816" calcext:value-type="float">
            <text:p>64,910816</text:p>
          </table:table-cell>
          <table:table-cell office:value-type="float" office:value="38.313812" calcext:value-type="float">
            <text:p>38,313812</text:p>
          </table:table-cell>
          <table:table-cell table:formula="of:=[.$N$38]/[.F36]" office:value-type="float" office:value="0.899229659969149" calcext:value-type="float">
            <text:p>0,899229659969149</text:p>
          </table:table-cell>
          <table:table-cell table:formula="of:=[.$N$38]/[.G36]" office:value-type="float" office:value="1.52346446237195" calcext:value-type="float">
            <text:p>1,52346446237195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42.531751" calcext:value-type="float">
            <text:p>42,531751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2.381693" calcext:value-type="float">
            <text:p>32,381693</text:p>
          </table:table-cell>
          <table:table-cell office:value-type="float" office:value="33.360415" calcext:value-type="float">
            <text:p>33,360415</text:p>
          </table:table-cell>
          <table:table-cell table:formula="of:=[.$N$38]/[.F37]" office:value-type="float" office:value="1.802553405716" calcext:value-type="float">
            <text:p>1,802553405716</text:p>
          </table:table-cell>
          <table:table-cell table:formula="of:=[.$N$38]/[.G37]" office:value-type="float" office:value="1.74967041027517" calcext:value-type="float">
            <text:p>1,74967041027517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49.534354" calcext:value-type="float">
            <text:p>49,53435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.040213" calcext:value-type="float">
            <text:p>24,040213</text:p>
          </table:table-cell>
          <table:table-cell office:value-type="float" office:value="28.675376" calcext:value-type="float">
            <text:p>28,675376</text:p>
          </table:table-cell>
          <table:table-cell table:formula="of:=[.$N$38]/[.F38]" office:value-type="float" office:value="2.4280039032932" calcext:value-type="float">
            <text:p>2,4280039032932</text:p>
          </table:table-cell>
          <table:table-cell table:formula="of:=[.$N$38]/[.G38]" office:value-type="float" office:value="2.03553498304608" calcext:value-type="float">
            <text:p>2,03553498304608</text:p>
          </table:table-cell>
          <table:covered-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.369731" calcext:value-type="float">
            <text:p>58,3697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2:39:41.271234212</meta:creation-date>
    <dc:date>2018-03-19T21:36:24.508539486</dc:date>
    <meta:editing-duration>PT4H8M55S</meta:editing-duration>
    <meta:editing-cycles>5</meta:editing-cycles>
    <meta:generator>LibreOffice/6.0.2.1$Linux_X86_64 LibreOffice_project/00m0$Build-1</meta:generator>
    <meta:document-statistic meta:table-count="1" meta:cell-count="32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09cm" svg:y="0.365cm" chart:style-name="ch2">
          <text:p>Tiempo 720p POSIX</text:p>
        </chart:title>
        <chart:legend chart:legend-position="end" svg:x="17.569cm" svg:y="4.936cm" style:legend-expansion="high" chart:style-name="ch3"/>
        <chart:plot-area chart:style-name="ch4" table:cell-range-address="Hoja1.E3:Hoja1.F6 Hoja1.D2:Hoja1.D3 Hoja1.D11:Hoja1.D11 Hoja1.F7:Hoja1.F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3:Hoja1.F6" chart:label-cell-address="Hoja1.D2:Hoja1.D3" chart:class="chart:line">
            <chart:data-point chart:repeated="4"/>
          </chart:series>
          <chart:series chart:style-name="ch10" chart:values-cell-range-address="Hoja1.F11:Hoja1.F14" chart:label-cell-address="Hoja1.D2:Hoja1.D2 Hoja1.D11:Hoja1.D11" chart:class="chart:line">
            <chart:data-point chart:repeated="4"/>
          </chart:series>
          <chart:series chart:style-name="ch11" chart:values-cell-range-address="Hoja1.F7:Hoja1.F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233984">
                <text:p>0.233984</text:p>
                <draw:g>
                  <svg:desc>Hoja1.F3:Hoja1.F6</svg:desc>
                </draw:g>
              </table:table-cell>
              <table:table-cell office:value-type="float" office:value="4.558535">
                <text:p>4.558535</text:p>
                <draw:g>
                  <svg:desc>Hoja1.F11:Hoja1.F14</svg:desc>
                </draw:g>
              </table:table-cell>
              <table:table-cell office:value-type="float" office:value="1.296887">
                <text:p>1.296887</text:p>
                <draw:g>
                  <svg:desc>Hoja1.F7:Hoja1.F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3246">
                <text:p>0.253246</text:p>
              </table:table-cell>
              <table:table-cell office:value-type="float" office:value="4.586399">
                <text:p>4.586399</text:p>
              </table:table-cell>
              <table:table-cell office:value-type="float" office:value="0.994566">
                <text:p>0.9945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4285">
                <text:p>0.264285</text:p>
              </table:table-cell>
              <table:table-cell office:value-type="float" office:value="3.710147">
                <text:p>3.710147</text:p>
              </table:table-cell>
              <table:table-cell office:value-type="float" office:value="1.505714">
                <text:p>1.5057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1127">
                <text:p>0.251127</text:p>
              </table:table-cell>
              <table:table-cell office:value-type="float" office:value="4.590651">
                <text:p>4.590651</text:p>
              </table:table-cell>
              <table:table-cell office:value-type="float" office:value="1.445787">
                <text:p>1.445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852cm" svg:y="0.365cm" chart:style-name="ch2">
          <text:p>Speed Up 720p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27:Hoja1.H34 Hoja1.D11:Hoja1.D11 Hoja1.H35:Hoja1.H38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27:Hoja1.H30" chart:label-cell-address="Hoja1.D2:Hoja1.D3" chart:class="chart:line">
            <chart:data-point chart:repeated="4"/>
          </chart:series>
          <chart:series chart:style-name="ch10" chart:values-cell-range-address="Hoja1.H35:Hoja1.H38" chart:label-cell-address="Hoja1.D2:Hoja1.D2 Hoja1.D11:Hoja1.D11" chart:class="chart:line">
            <chart:data-point chart:repeated="4"/>
          </chart:series>
          <chart:series chart:style-name="ch11" chart:values-cell-range-address="Hoja1.H31:Hoja1.H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772666911864341">
                <text:p>0.772666911864341</text:p>
                <draw:g>
                  <svg:desc>Hoja1.H27:Hoja1.H30</svg:desc>
                </draw:g>
              </table:table-cell>
              <table:table-cell office:value-type="float" office:value="1.0201122604025">
                <text:p>1.0201122604025</text:p>
                <draw:g>
                  <svg:desc>Hoja1.H35:Hoja1.H38</svg:desc>
                </draw:g>
              </table:table-cell>
              <table:table-cell office:value-type="float" office:value="0.817395404811932">
                <text:p>0.817395404811932</text:p>
                <draw:g>
                  <svg:desc>Hoja1.H31:Hoja1.H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90360142894444">
                <text:p>0.790360142894444</text:p>
              </table:table-cell>
              <table:table-cell office:value-type="float" office:value="0.899229659969149">
                <text:p>0.899229659969149</text:p>
              </table:table-cell>
              <table:table-cell office:value-type="float" office:value="0.868446177608474">
                <text:p>0.868446177608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2081150975514">
                <text:p>1.02081150975514</text:p>
              </table:table-cell>
              <table:table-cell office:value-type="float" office:value="1.802553405716">
                <text:p>1.802553405716</text:p>
              </table:table-cell>
              <table:table-cell office:value-type="float" office:value="1.78484372529118">
                <text:p>1.784843725291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584206593996">
                <text:p>0.95584206593996</text:p>
              </table:table-cell>
              <table:table-cell office:value-type="float" office:value="2.4280039032932">
                <text:p>2.4280039032932</text:p>
              </table:table-cell>
              <table:table-cell office:value-type="float" office:value="1.93453733134362">
                <text:p>1.9345373313436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548cm" svg:y="0.365cm" chart:style-name="ch2">
          <text:p>Speed Up 108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15:Hoja1.I22 Hoja1.D11:Hoja1.D11 Hoja1.I23:Hoja1.I26 Hoja1.D7:Hoja1.D7" chart:data-source-has-labels="both" svg:x="1.418cm" svg:y="1.373cm" svg:width="15.744cm" svg:height="8.883cm">
          <chartooo:coordinate-region svg:x="2.145cm" svg:y="1.572cm" svg:width="14.83cm" svg:height="8.037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15:Hoja1.I18" chart:label-cell-address="Hoja1.D2:Hoja1.D3" chart:class="chart:line">
            <chart:data-point chart:repeated="4"/>
          </chart:series>
          <chart:series chart:style-name="ch10" chart:values-cell-range-address="Hoja1.I23:Hoja1.I26" chart:label-cell-address="Hoja1.D2:Hoja1.D2 Hoja1.D11:Hoja1.D11" chart:class="chart:line">
            <chart:data-point chart:repeated="4"/>
          </chart:series>
          <chart:series chart:style-name="ch11" chart:values-cell-range-address="Hoja1.I19:Hoja1.I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2.23812240839708">
                <text:p>2.23812240839708</text:p>
                <draw:g>
                  <svg:desc>Hoja1.I15:Hoja1.I18</svg:desc>
                </draw:g>
              </table:table-cell>
              <table:table-cell office:value-type="float" office:value="1.04662433143845">
                <text:p>1.04662433143845</text:p>
                <draw:g>
                  <svg:desc>Hoja1.I23:Hoja1.I26</svg:desc>
                </draw:g>
              </table:table-cell>
              <table:table-cell office:value-type="float" office:value="1.09125408877805">
                <text:p>1.09125408877805</text:p>
                <draw:g>
                  <svg:desc>Hoja1.I19:Hoja1.I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7911786506791">
                <text:p>2.77911786506791</text:p>
              </table:table-cell>
              <table:table-cell office:value-type="float" office:value="1.35447778401354">
                <text:p>1.35447778401354</text:p>
              </table:table-cell>
              <table:table-cell office:value-type="float" office:value="1.46606351774831">
                <text:p>1.466063517748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9896265003524">
                <text:p>2.89896265003524</text:p>
              </table:table-cell>
              <table:table-cell office:value-type="float" office:value="2.0048902558079">
                <text:p>2.0048902558079</text:p>
              </table:table-cell>
              <table:table-cell office:value-type="float" office:value="2.01494436495193">
                <text:p>2.014944364951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7219194144563">
                <text:p>2.7219194144563</text:p>
              </table:table-cell>
              <table:table-cell office:value-type="float" office:value="1.89225854577826">
                <text:p>1.89225854577826</text:p>
              </table:table-cell>
              <table:table-cell office:value-type="float" office:value="1.86235996451753">
                <text:p>1.862359964517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878cm" svg:y="0.365cm" chart:style-name="ch2">
          <text:p>Speed Up 4K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27:Hoja1.I34 Hoja1.D11:Hoja1.D11 Hoja1.I35:Hoja1.I38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27:Hoja1.I30" chart:label-cell-address="Hoja1.D2:Hoja1.D3" chart:class="chart:line">
            <chart:data-point chart:repeated="4"/>
          </chart:series>
          <chart:series chart:style-name="ch10" chart:values-cell-range-address="Hoja1.I35:Hoja1.I38" chart:label-cell-address="Hoja1.D2:Hoja1.D2 Hoja1.D11:Hoja1.D11" chart:class="chart:line">
            <chart:data-point chart:repeated="4"/>
          </chart:series>
          <chart:series chart:style-name="ch11" chart:values-cell-range-address="Hoja1.I31:Hoja1.I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596648203691572">
                <text:p>0.596648203691572</text:p>
                <draw:g>
                  <svg:desc>Hoja1.I27:Hoja1.I30</svg:desc>
                </draw:g>
              </table:table-cell>
              <table:table-cell office:value-type="float" office:value="1.00189911994849">
                <text:p>1.00189911994849</text:p>
                <draw:g>
                  <svg:desc>Hoja1.I35:Hoja1.I38</svg:desc>
                </draw:g>
              </table:table-cell>
              <table:table-cell office:value-type="float" office:value="0.93758884104121">
                <text:p>0.93758884104121</text:p>
                <draw:g>
                  <svg:desc>Hoja1.I31:Hoja1.I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5835240690235">
                <text:p>0.765835240690235</text:p>
              </table:table-cell>
              <table:table-cell office:value-type="float" office:value="1.52346446237195">
                <text:p>1.52346446237195</text:p>
              </table:table-cell>
              <table:table-cell office:value-type="float" office:value="1.76070412337282">
                <text:p>1.760704123372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9548264956264">
                <text:p>1.89548264956264</text:p>
              </table:table-cell>
              <table:table-cell office:value-type="float" office:value="1.74967041027517">
                <text:p>1.74967041027517</text:p>
              </table:table-cell>
              <table:table-cell office:value-type="float" office:value="1.75885526469096">
                <text:p>1.758855264690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9000060608509">
                <text:p>1.89000060608509</text:p>
              </table:table-cell>
              <table:table-cell office:value-type="float" office:value="2.03553498304608">
                <text:p>2.03553498304608</text:p>
              </table:table-cell>
              <table:table-cell office:value-type="float" office:value="2.01163656142604">
                <text:p>2.011636561426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23cm" xlink:href=".." xlink:type="simple" chart:class="chart:line" chart:style-name="ch1">
        <chart:title svg:x="6.828cm" svg:y="0.316cm" chart:style-name="ch2">
          <text:p>Secuencial</text:p>
        </chart:title>
        <chart:legend chart:legend-position="end" svg:x="13.722cm" svg:y="3.714cm" style:legend-expansion="high" chart:style-name="ch3"/>
        <chart:plot-area chart:style-name="ch4" table:cell-range-address="Hoja1.M3:Hoja1.N14 Hoja1.N15:Hoja1.N38" chart:data-source-has-labels="both" svg:x="1.33cm" svg:y="1.275cm" svg:width="12.073cm" svg:height="6.587cm">
          <chartooo:coordinate-region svg:x="1.951cm" svg:y="1.474cm" svg:width="11.265cm" svg:height="5.741cm"/>
          <chart:axis chart:dimension="x" chart:name="primary-x" chart:style-name="ch5" chartooo:axis-type="auto">
            <chartooo:date-scale/>
            <chart:title svg:x="6.938cm" svg:y="8.042cm" chart:style-name="ch6">
              <text:p>Hilos</text:p>
            </chart:title>
            <chart:categories table:cell-range-address="Hoja1.M3:Hoja1.M14"/>
          </chart:axis>
          <chart:axis chart:dimension="y" chart:name="primary-y" chart:style-name="ch5">
            <chart:title svg:x="0.451cm" svg:y="5.393cm" chart:style-name="ch7">
              <text:p>Tiempo (s)</text:p>
            </chart:title>
            <chart:grid chart:style-name="ch8" chart:class="major"/>
          </chart:axis>
          <chart:series chart:style-name="ch9" chart:values-cell-range-address="Hoja1.N3:Hoja1.N14" loext:label-string="720p" chart:class="chart:line">
            <chart:data-point chart:repeated="12"/>
          </chart:series>
          <chart:series chart:style-name="ch10" chart:values-cell-range-address="Hoja1.N15:Hoja1.N26" loext:label-string="1080p" chart:class="chart:line">
            <chart:data-point chart:repeated="12"/>
          </chart:series>
          <chart:series chart:style-name="ch11" chart:values-cell-range-address="Hoja1.N27:Hoja1.N38" loext:label-string="4k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20p</text:p>
              </table:table-cell>
              <table:table-cell office:value-type="string">
                <text:p>1080p</text:p>
              </table:table-cell>
              <table:table-cell office:value-type="string">
                <text:p>4k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Hoja1.M3:Hoja1.M14</svg:desc>
                </draw:g>
              </table:table-cell>
              <table:table-cell office:value-type="float" office:value="0.271751">
                <text:p>0.271751</text:p>
                <draw:g>
                  <svg:desc>Hoja1.N3:Hoja1.N14</svg:desc>
                </draw:g>
              </table:table-cell>
              <table:table-cell office:value-type="float" office:value="1.188537">
                <text:p>1.188537</text:p>
                <draw:g>
                  <svg:desc>Hoja1.N15:Hoja1.N26</svg:desc>
                </draw:g>
              </table:table-cell>
              <table:table-cell office:value-type="float" office:value="2.99364">
                <text:p>2.99364</text:p>
                <draw:g>
                  <svg:desc>Hoja1.N27:Hoja1.N3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40349">
                <text:p>0.440349</text:p>
              </table:table-cell>
              <table:table-cell office:value-type="float" office:value="1.874744">
                <text:p>1.874744</text:p>
              </table:table-cell>
              <table:table-cell office:value-type="float" office:value="4.360372">
                <text:p>4.3603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4545">
                <text:p>0.714545</text:p>
              </table:table-cell>
              <table:table-cell office:value-type="float" office:value="1.847927">
                <text:p>1.847927</text:p>
              </table:table-cell>
              <table:table-cell office:value-type="float" office:value="6.863818">
                <text:p>6.8638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2101">
                <text:p>1.022101</text:p>
              </table:table-cell>
              <table:table-cell office:value-type="float" office:value="2.181689">
                <text:p>2.181689</text:p>
              </table:table-cell>
              <table:table-cell office:value-type="float" office:value="9.856146">
                <text:p>9.856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8955">
                <text:p>1.758955</text:p>
              </table:table-cell>
              <table:table-cell office:value-type="float" office:value="3.917612">
                <text:p>3.917612</text:p>
              </table:table-cell>
              <table:table-cell office:value-type="float" office:value="16.99782">
                <text:p>16.997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66158">
                <text:p>2.066158</text:p>
              </table:table-cell>
              <table:table-cell office:value-type="float" office:value="6.60832">
                <text:p>6.60832</text:p>
              </table:table-cell>
              <table:table-cell office:value-type="float" office:value="21.305778">
                <text:p>21.305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05742">
                <text:p>2.505742</text:p>
              </table:table-cell>
              <table:table-cell office:value-type="float" office:value="6.154344">
                <text:p>6.154344</text:p>
              </table:table-cell>
              <table:table-cell office:value-type="float" office:value="25.615041">
                <text:p>25.6150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22168">
                <text:p>3.22168</text:p>
              </table:table-cell>
              <table:table-cell office:value-type="float" office:value="8.83094">
                <text:p>8.83094</text:p>
              </table:table-cell>
              <table:table-cell office:value-type="float" office:value="31.095665">
                <text:p>31.0956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622773">
                <text:p>5.622773</text:p>
              </table:table-cell>
              <table:table-cell office:value-type="float" office:value="10.392794">
                <text:p>10.392794</text:p>
              </table:table-cell>
              <table:table-cell office:value-type="float" office:value="37.012589">
                <text:p>37.0125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83108">
                <text:p>4.283108</text:p>
              </table:table-cell>
              <table:table-cell office:value-type="float" office:value="12.457852">
                <text:p>12.457852</text:p>
              </table:table-cell>
              <table:table-cell office:value-type="float" office:value="42.531751">
                <text:p>42.5317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97334">
                <text:p>4.97334</text:p>
              </table:table-cell>
              <table:table-cell office:value-type="float" office:value="13.371515">
                <text:p>13.371515</text:p>
              </table:table-cell>
              <table:table-cell office:value-type="float" office:value="49.534354">
                <text:p>49.5343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95972">
                <text:p>5.95972</text:p>
              </table:table-cell>
              <table:table-cell office:value-type="float" office:value="14.010129">
                <text:p>14.010129</text:p>
              </table:table-cell>
              <table:table-cell office:value-type="float" office:value="58.369731">
                <text:p>58.3697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971cm" svg:y="0.365cm" chart:style-name="ch2">
          <text:p>Tiempo 1080p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F15:Hoja1.F22 Hoja1.D11:Hoja1.D11 Hoja1.F23:Hoja1.F26 Hoja1.D7:Hoja1.D7" chart:data-source-has-labels="both" svg:x="1.418cm" svg:y="1.373cm" svg:width="15.744cm" svg:height="8.883cm">
          <chartooo:coordinate-region svg:x="1.854cm" svg:y="1.573cm" svg:width="14.936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15:Hoja1.F18" chart:label-cell-address="Hoja1.D2:Hoja1.D3" chart:class="chart:line">
            <chart:data-point chart:repeated="4"/>
          </chart:series>
          <chart:series chart:style-name="ch10" chart:values-cell-range-address="Hoja1.F23:Hoja1.F26" chart:label-cell-address="Hoja1.D2:Hoja1.D2 Hoja1.D11:Hoja1.D11" chart:class="chart:line">
            <chart:data-point chart:repeated="4"/>
          </chart:series>
          <chart:series chart:style-name="ch11" chart:values-cell-range-address="Hoja1.F19:Hoja1.F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671625">
                <text:p>0.671625</text:p>
                <draw:g>
                  <svg:desc>Hoja1.F15:Hoja1.F18</svg:desc>
                </draw:g>
              </table:table-cell>
              <table:table-cell office:value-type="float" office:value="13.965349">
                <text:p>13.965349</text:p>
                <draw:g>
                  <svg:desc>Hoja1.F23:Hoja1.F26</svg:desc>
                </draw:g>
              </table:table-cell>
              <table:table-cell office:value-type="float" office:value="3.975267">
                <text:p>3.975267</text:p>
                <draw:g>
                  <svg:desc>Hoja1.F19:Hoja1.F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19393">
                <text:p>0.819393</text:p>
              </table:table-cell>
              <table:table-cell office:value-type="float" office:value="12.389731">
                <text:p>12.389731</text:p>
              </table:table-cell>
              <table:table-cell office:value-type="float" office:value="3.802321">
                <text:p>3.8023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3617">
                <text:p>0.803617</text:p>
              </table:table-cell>
              <table:table-cell office:value-type="float" office:value="10.207775">
                <text:p>10.207775</text:p>
              </table:table-cell>
              <table:table-cell office:value-type="float" office:value="3.210712">
                <text:p>3.2107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71909">
                <text:p>0.671909</text:p>
              </table:table-cell>
              <table:table-cell office:value-type="float" office:value="6.243751">
                <text:p>6.243751</text:p>
              </table:table-cell>
              <table:table-cell office:value-type="float" office:value="2.13139">
                <text:p>2.13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302cm" svg:y="0.365cm" chart:style-name="ch2">
          <text:p>Tiempo 4K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F27:Hoja1.F34 Hoja1.D11:Hoja1.D11 Hoja1.F35:Hoja1.F38 Hoja1.D7:Hoja1.D7" chart:data-source-has-labels="both" svg:x="1.418cm" svg:y="1.373cm" svg:width="15.744cm" svg:height="8.883cm">
          <chartooo:coordinate-region svg:x="2.039cm" svg:y="1.572cm" svg:width="14.936cm" svg:height="8.037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27:Hoja1.F30" chart:label-cell-address="Hoja1.D2:Hoja1.D3" chart:class="chart:line">
            <chart:data-point chart:repeated="4"/>
          </chart:series>
          <chart:series chart:style-name="ch10" chart:values-cell-range-address="Hoja1.F35:Hoja1.F38" chart:label-cell-address="Hoja1.D2:Hoja1.D2 Hoja1.D11:Hoja1.D11" chart:class="chart:line">
            <chart:data-point chart:repeated="4"/>
          </chart:series>
          <chart:series chart:style-name="ch11" chart:values-cell-range-address="Hoja1.F31:Hoja1.F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3.874425">
                <text:p>3.874425</text:p>
                <draw:g>
                  <svg:desc>Hoja1.F27:Hoja1.F30</svg:desc>
                </draw:g>
              </table:table-cell>
              <table:table-cell office:value-type="float" office:value="57.218929">
                <text:p>57.218929</text:p>
                <draw:g>
                  <svg:desc>Hoja1.F35:Hoja1.F38</svg:desc>
                </draw:g>
              </table:table-cell>
              <table:table-cell office:value-type="float" office:value="20.795101">
                <text:p>20.795101</text:p>
                <draw:g>
                  <svg:desc>Hoja1.F31:Hoja1.F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87691">
                <text:p>3.787691</text:p>
              </table:table-cell>
              <table:table-cell office:value-type="float" office:value="64.910816">
                <text:p>64.910816</text:p>
              </table:table-cell>
              <table:table-cell office:value-type="float" office:value="19.572681">
                <text:p>19.5726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932608">
                <text:p>2.932608</text:p>
              </table:table-cell>
              <table:table-cell office:value-type="float" office:value="32.381693">
                <text:p>32.381693</text:p>
              </table:table-cell>
              <table:table-cell office:value-type="float" office:value="9.523422">
                <text:p>9.5234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13194">
                <text:p>3.13194</text:p>
              </table:table-cell>
              <table:table-cell office:value-type="float" office:value="24.040213">
                <text:p>24.040213</text:p>
              </table:table-cell>
              <table:table-cell office:value-type="float" office:value="8.786504">
                <text:p>8.786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905cm" svg:y="0.365cm" chart:style-name="ch2">
          <text:p>Tiempo 72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3:Hoja1.G10 Hoja1.D11:Hoja1.D11 Hoja1.G11:Hoja1.G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3:Hoja1.G6" chart:label-cell-address="Hoja1.D2:Hoja1.D3" chart:class="chart:line">
            <chart:data-point chart:repeated="4"/>
          </chart:series>
          <chart:series chart:style-name="ch10" chart:values-cell-range-address="Hoja1.G11:Hoja1.G14" chart:label-cell-address="Hoja1.D2:Hoja1.D2 Hoja1.D11:Hoja1.D11" chart:class="chart:line">
            <chart:data-point chart:repeated="4"/>
          </chart:series>
          <chart:series chart:style-name="ch11" chart:values-cell-range-address="Hoja1.G7:Hoja1.G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215972">
                <text:p>0.215972</text:p>
                <draw:g>
                  <svg:desc>Hoja1.G3:Hoja1.G6</svg:desc>
                </draw:g>
              </table:table-cell>
              <table:table-cell office:value-type="float" office:value="3.881582">
                <text:p>3.881582</text:p>
                <draw:g>
                  <svg:desc>Hoja1.G11:Hoja1.G14</svg:desc>
                </draw:g>
              </table:table-cell>
              <table:table-cell office:value-type="float" office:value="1.464598">
                <text:p>1.464598</text:p>
                <draw:g>
                  <svg:desc>Hoja1.G7:Hoja1.G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6735">
                <text:p>0.176735</text:p>
              </table:table-cell>
              <table:table-cell office:value-type="float" office:value="4.545604">
                <text:p>4.545604</text:p>
              </table:table-cell>
              <table:table-cell office:value-type="float" office:value="1.54152">
                <text:p>1.541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2021">
                <text:p>0.162021</text:p>
              </table:table-cell>
              <table:table-cell office:value-type="float" office:value="3.47923">
                <text:p>3.47923</text:p>
              </table:table-cell>
              <table:table-cell office:value-type="float" office:value="1.664343">
                <text:p>1.6643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7308">
                <text:p>0.157308</text:p>
              </table:table-cell>
              <table:table-cell office:value-type="float" office:value="4.351081">
                <text:p>4.351081</text:p>
              </table:table-cell>
              <table:table-cell office:value-type="float" office:value="0.909423">
                <text:p>0.9094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786cm" svg:y="0.365cm" chart:style-name="ch2">
          <text:p>Tiempo 108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15:Hoja1.G22 Hoja1.D11:Hoja1.D11 Hoja1.G23:Hoja1.G26 Hoja1.D7:Hoja1.D7" chart:data-source-has-labels="both" svg:x="1.418cm" svg:y="1.373cm" svg:width="15.744cm" svg:height="8.883cm">
          <chartooo:coordinate-region svg:x="1.854cm" svg:y="1.573cm" svg:width="14.936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15:Hoja1.G18" chart:label-cell-address="Hoja1.D2:Hoja1.D3" chart:class="chart:line">
            <chart:data-point chart:repeated="4"/>
          </chart:series>
          <chart:series chart:style-name="ch10" chart:values-cell-range-address="Hoja1.G23:Hoja1.G26" chart:label-cell-address="Hoja1.D2:Hoja1.D2 Hoja1.D11:Hoja1.D11" chart:class="chart:line">
            <chart:data-point chart:repeated="4"/>
          </chart:series>
          <chart:series chart:style-name="ch11" chart:values-cell-range-address="Hoja1.G19:Hoja1.G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531042">
                <text:p>0.531042</text:p>
                <draw:g>
                  <svg:desc>Hoja1.G15:Hoja1.G18</svg:desc>
                </draw:g>
              </table:table-cell>
              <table:table-cell office:value-type="float" office:value="13.386015">
                <text:p>13.386015</text:p>
                <draw:g>
                  <svg:desc>Hoja1.G23:Hoja1.G26</svg:desc>
                </draw:g>
              </table:table-cell>
              <table:table-cell office:value-type="float" office:value="3.590009">
                <text:p>3.590009</text:p>
                <draw:g>
                  <svg:desc>Hoja1.G19:Hoja1.G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7667">
                <text:p>0.427667</text:p>
              </table:table-cell>
              <table:table-cell office:value-type="float" office:value="10.343565">
                <text:p>10.343565</text:p>
              </table:table-cell>
              <table:table-cell office:value-type="float" office:value="2.672198">
                <text:p>2.672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9987">
                <text:p>0.409987</text:p>
              </table:table-cell>
              <table:table-cell office:value-type="float" office:value="6.987978">
                <text:p>6.987978</text:p>
              </table:table-cell>
              <table:table-cell office:value-type="float" office:value="1.944278">
                <text:p>1.9442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36654">
                <text:p>0.436654</text:p>
              </table:table-cell>
              <table:table-cell office:value-type="float" office:value="7.403919">
                <text:p>7.403919</text:p>
              </table:table-cell>
              <table:table-cell office:value-type="float" office:value="2.103574">
                <text:p>2.103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116cm" svg:y="0.365cm" chart:style-name="ch2">
          <text:p>Tiempo 4K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27:Hoja1.G34 Hoja1.D11:Hoja1.D11 Hoja1.G35:Hoja1.G38 Hoja1.D7:Hoja1.D7" chart:data-source-has-labels="both" svg:x="1.418cm" svg:y="1.373cm" svg:width="15.744cm" svg:height="8.883cm">
          <chartooo:coordinate-region svg:x="2.039cm" svg:y="1.572cm" svg:width="14.936cm" svg:height="8.037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27:Hoja1.G30" chart:label-cell-address="Hoja1.D2:Hoja1.D3" chart:class="chart:line">
            <chart:data-point chart:repeated="4"/>
          </chart:series>
          <chart:series chart:style-name="ch10" chart:values-cell-range-address="Hoja1.G35:Hoja1.G38" chart:label-cell-address="Hoja1.D2:Hoja1.D2 Hoja1.D11:Hoja1.D11" chart:class="chart:line">
            <chart:data-point chart:repeated="4"/>
          </chart:series>
          <chart:series chart:style-name="ch11" chart:values-cell-range-address="Hoja1.G31:Hoja1.G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5.017429">
                <text:p>5.017429</text:p>
                <draw:g>
                  <svg:desc>Hoja1.G27:Hoja1.G30</svg:desc>
                </draw:g>
              </table:table-cell>
              <table:table-cell office:value-type="float" office:value="58.25909">
                <text:p>58.25909</text:p>
                <draw:g>
                  <svg:desc>Hoja1.G35:Hoja1.G38</svg:desc>
                </draw:g>
              </table:table-cell>
              <table:table-cell office:value-type="float" office:value="18.12929">
                <text:p>18.12929</text:p>
                <draw:g>
                  <svg:desc>Hoja1.G31:Hoja1.G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08987">
                <text:p>3.908987</text:p>
              </table:table-cell>
              <table:table-cell office:value-type="float" office:value="38.313812">
                <text:p>38.313812</text:p>
              </table:table-cell>
              <table:table-cell office:value-type="float" office:value="9.65399">
                <text:p>9.653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79355">
                <text:p>1.579355</text:p>
              </table:table-cell>
              <table:table-cell office:value-type="float" office:value="33.360415">
                <text:p>33.360415</text:p>
              </table:table-cell>
              <table:table-cell office:value-type="float" office:value="9.664138">
                <text:p>9.6641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83936">
                <text:p>1.583936</text:p>
              </table:table-cell>
              <table:table-cell office:value-type="float" office:value="28.675376">
                <text:p>28.675376</text:p>
              </table:table-cell>
              <table:table-cell office:value-type="float" office:value="8.449747">
                <text:p>8.4497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64cm" svg:y="0.365cm" chart:style-name="ch2">
          <text:p>Speed UP 72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3:Hoja1.I10 Hoja1.D11:Hoja1.D11 Hoja1.I11:Hoja1.I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3:Hoja1.I6" chart:label-cell-address="Hoja1.D2:Hoja1.D3" chart:class="chart:line">
            <chart:data-point chart:repeated="4"/>
          </chart:series>
          <chart:series chart:style-name="ch10" chart:values-cell-range-address="Hoja1.I11:Hoja1.I14" chart:label-cell-address="Hoja1.D2:Hoja1.D2 Hoja1.D11:Hoja1.D11" chart:class="chart:line">
            <chart:data-point chart:repeated="4"/>
          </chart:series>
          <chart:series chart:style-name="ch11" chart:values-cell-range-address="Hoja1.I7:Hoja1.I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25826959050247">
                <text:p>1.25826959050247</text:p>
                <draw:g>
                  <svg:desc>Hoja1.I3:Hoja1.I6</svg:desc>
                </draw:g>
              </table:table-cell>
              <table:table-cell office:value-type="float" office:value="1.53538428403677">
                <text:p>1.53538428403677</text:p>
                <draw:g>
                  <svg:desc>Hoja1.I11:Hoja1.I14</svg:desc>
                </draw:g>
              </table:table-cell>
              <table:table-cell office:value-type="float" office:value="1.20098142971655">
                <text:p>1.20098142971655</text:p>
                <draw:g>
                  <svg:desc>Hoja1.I7:Hoja1.I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3761846832829">
                <text:p>1.53761846832829</text:p>
              </table:table-cell>
              <table:table-cell office:value-type="float" office:value="1.31109529118683">
                <text:p>1.31109529118683</text:p>
              </table:table-cell>
              <table:table-cell office:value-type="float" office:value="1.14105233795215">
                <text:p>1.141052337952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7725788632338">
                <text:p>1.67725788632338</text:p>
              </table:table-cell>
              <table:table-cell office:value-type="float" office:value="1.71294223147076">
                <text:p>1.71294223147076</text:p>
              </table:table-cell>
              <table:table-cell office:value-type="float" office:value="1.05684645532802">
                <text:p>1.056846455328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2750909044677">
                <text:p>1.72750909044677</text:p>
              </table:table-cell>
              <table:table-cell office:value-type="float" office:value="1.36971019385757">
                <text:p>1.36971019385757</text:p>
              </table:table-cell>
              <table:table-cell office:value-type="float" office:value="1.93414395721243">
                <text:p>1.934143957212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852cm" svg:y="0.365cm" chart:style-name="ch2">
          <text:p>Speed Up 720p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3:Hoja1.H10 Hoja1.D11:Hoja1.D11 Hoja1.H11:Hoja1.H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3:Hoja1.H6" chart:label-cell-address="Hoja1.D2:Hoja1.D3" chart:class="chart:line">
            <chart:data-point chart:repeated="4"/>
          </chart:series>
          <chart:series chart:style-name="ch10" chart:values-cell-range-address="Hoja1.H11:Hoja1.H14" chart:label-cell-address="Hoja1.D2:Hoja1.D2 Hoja1.D11:Hoja1.D11" chart:class="chart:line">
            <chart:data-point chart:repeated="4"/>
          </chart:series>
          <chart:series chart:style-name="ch11" chart:values-cell-range-address="Hoja1.H7:Hoja1.H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16140847237418">
                <text:p>1.16140847237418</text:p>
                <draw:g>
                  <svg:desc>Hoja1.H3:Hoja1.H6</svg:desc>
                </draw:g>
              </table:table-cell>
              <table:table-cell office:value-type="float" office:value="1.30737616361397">
                <text:p>1.30737616361397</text:p>
                <draw:g>
                  <svg:desc>Hoja1.H11:Hoja1.H14</svg:desc>
                </draw:g>
              </table:table-cell>
              <table:table-cell office:value-type="float" office:value="1.35629010083377">
                <text:p>1.35629010083377</text:p>
                <draw:g>
                  <svg:desc>Hoja1.H7:Hoja1.H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7307124298113">
                <text:p>1.07307124298113</text:p>
              </table:table-cell>
              <table:table-cell office:value-type="float" office:value="1.29943338989913">
                <text:p>1.29943338989913</text:p>
              </table:table-cell>
              <table:table-cell office:value-type="float" office:value="1.76856538429828">
                <text:p>1.768565384298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2824980608056">
                <text:p>1.02824980608056</text:p>
              </table:table-cell>
              <table:table-cell office:value-type="float" office:value="1.60632988396417">
                <text:p>1.60632988396417</text:p>
              </table:table-cell>
              <table:table-cell office:value-type="float" office:value="1.16818665430487">
                <text:p>1.168186654304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821257769973">
                <text:p>1.0821257769973</text:p>
              </table:table-cell>
              <table:table-cell office:value-type="float" office:value="1.29822981533556">
                <text:p>1.29822981533556</text:p>
              </table:table-cell>
              <table:table-cell office:value-type="float" office:value="1.21660728724217">
                <text:p>1.216607287242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733cm" svg:y="0.365cm" chart:style-name="ch2">
          <text:p>Speed Up 1080p POSIX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15:Hoja1.H22 Hoja1.D11:Hoja1.D11 Hoja1.H23:Hoja1.H26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15:Hoja1.H18" chart:label-cell-address="Hoja1.D2:Hoja1.D3" chart:class="chart:line">
            <chart:data-point chart:repeated="4"/>
          </chart:series>
          <chart:series chart:style-name="ch10" chart:values-cell-range-address="Hoja1.H23:Hoja1.H26" chart:label-cell-address="Hoja1.D2:Hoja1.D2 Hoja1.D11:Hoja1.D11" chart:class="chart:line">
            <chart:data-point chart:repeated="4"/>
          </chart:series>
          <chart:series chart:style-name="ch11" chart:values-cell-range-address="Hoja1.H19:Hoja1.H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76964377442769">
                <text:p>1.76964377442769</text:p>
                <draw:g>
                  <svg:desc>Hoja1.H15:Hoja1.H18</svg:desc>
                </draw:g>
              </table:table-cell>
              <table:table-cell office:value-type="float" office:value="1.00320650776432">
                <text:p>1.00320650776432</text:p>
                <draw:g>
                  <svg:desc>Hoja1.H23:Hoja1.H26</svg:desc>
                </draw:g>
              </table:table-cell>
              <table:table-cell office:value-type="float" office:value="0.985496571676821">
                <text:p>0.985496571676821</text:p>
                <draw:g>
                  <svg:desc>Hoja1.H19:Hoja1.H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5050909636768">
                <text:p>1.45050909636768</text:p>
              </table:table-cell>
              <table:table-cell office:value-type="float" office:value="1.13078556749941">
                <text:p>1.13078556749941</text:p>
              </table:table-cell>
              <table:table-cell office:value-type="float" office:value="1.03032121696196">
                <text:p>1.030321216961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7898439181849">
                <text:p>1.47898439181849</text:p>
              </table:table-cell>
              <table:table-cell office:value-type="float" office:value="1.3724958671209">
                <text:p>1.3724958671209</text:p>
              </table:table-cell>
              <table:table-cell office:value-type="float" office:value="1.22016923349089">
                <text:p>1.220169233490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6889578797129">
                <text:p>1.76889578797129</text:p>
              </table:table-cell>
              <table:table-cell office:value-type="float" office:value="2.24386414512686">
                <text:p>2.24386414512686</text:p>
              </table:table-cell>
              <table:table-cell office:value-type="float" office:value="1.83805497820671">
                <text:p>1.8380549782067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